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0fb1ef" officeooo:paragraph-rsid="000fb1ef" style:font-name-asian="Microsoft YaHei" style:font-size-asian="18.2000007629395pt" style:font-weight-asian="bold" style:font-name-complex="Lucida Sans" style:font-size-complex="18.2000007629395pt" style:font-weight-complex="bold"/>
    </style:style>
    <style:style style:name="P2" style:family="paragraph" style:parent-style-name="Heading_20_1">
      <style:text-properties style:font-name="Liberation Sans" fo:font-size="18.2000007629395pt" fo:font-weight="bold" officeooo:rsid="00100302" officeooo:paragraph-rsid="00100302" style:font-name-asian="Microsoft YaHei" style:font-size-asian="18.2000007629395pt" style:font-weight-asian="bold" style:font-name-complex="Lucida Sans" style:font-size-complex="18.2000007629395pt" style:font-weight-complex="bold"/>
    </style:style>
    <style:style style:name="P3" style:family="paragraph" style:parent-style-name="Heading_20_1">
      <style:text-properties style:font-name="Liberation Sans" fo:font-size="18.2000007629395pt" fo:font-weight="bold" officeooo:rsid="0010c1bb" officeooo:paragraph-rsid="0010c1bb" style:font-name-asian="Microsoft YaHei" style:font-size-asian="18.2000007629395pt" style:font-weight-asian="bold" style:font-name-complex="Lucida Sans" style:font-size-complex="18.2000007629395pt" style:font-weight-complex="bold"/>
    </style:style>
    <style:style style:name="P4" style:family="paragraph" style:parent-style-name="Heading_20_2">
      <style:text-properties officeooo:rsid="00100302" officeooo:paragraph-rsid="00100302"/>
    </style:style>
    <style:style style:name="P5" style:family="paragraph" style:parent-style-name="Heading_20_2">
      <style:text-properties officeooo:rsid="00102d20" officeooo:paragraph-rsid="00102d20"/>
    </style:style>
    <style:style style:name="P6" style:family="paragraph" style:parent-style-name="Text_20_body">
      <style:text-properties officeooo:rsid="000bbafd" officeooo:paragraph-rsid="000bbafd"/>
    </style:style>
    <style:style style:name="P7" style:family="paragraph" style:parent-style-name="Text_20_body">
      <style:text-properties officeooo:rsid="000bbafd" officeooo:paragraph-rsid="000d26b0"/>
    </style:style>
    <style:style style:name="P8" style:family="paragraph" style:parent-style-name="Text_20_body">
      <style:text-properties officeooo:rsid="000d26b0" officeooo:paragraph-rsid="000d26b0"/>
    </style:style>
    <style:style style:name="P9" style:family="paragraph" style:parent-style-name="Text_20_body">
      <style:text-properties officeooo:rsid="000da2a3" officeooo:paragraph-rsid="000da2a3"/>
    </style:style>
    <style:style style:name="P10" style:family="paragraph" style:parent-style-name="Text_20_body">
      <style:text-properties officeooo:rsid="000e55f4" officeooo:paragraph-rsid="000e55f4"/>
    </style:style>
    <style:style style:name="P11" style:family="paragraph" style:parent-style-name="Text_20_body">
      <style:text-properties style:font-name="Liberation Sans1" officeooo:rsid="000ec141" officeooo:paragraph-rsid="000fb1ef"/>
    </style:style>
    <style:style style:name="P12" style:family="paragraph" style:parent-style-name="Text_20_body">
      <style:text-properties style:font-name="Liberation Sans1" officeooo:rsid="0010c1bb" officeooo:paragraph-rsid="0010c1bb"/>
    </style:style>
    <style:style style:name="P13" style:family="paragraph" style:parent-style-name="Text_20_body" style:list-style-name="L1">
      <style:text-properties style:font-name="Liberation Sans1" officeooo:rsid="0010c1bb" officeooo:paragraph-rsid="0010c1bb"/>
    </style:style>
    <style:style style:name="P14" style:family="paragraph" style:parent-style-name="Text_20_body">
      <style:text-properties style:font-name="Liberation Sans1" officeooo:rsid="00143971" officeooo:paragraph-rsid="00143971"/>
    </style:style>
    <style:style style:name="P15" style:family="paragraph" style:parent-style-name="Text_20_body">
      <style:text-properties officeooo:rsid="000fb1ef" officeooo:paragraph-rsid="000fb1ef"/>
    </style:style>
    <style:style style:name="P16" style:family="paragraph" style:parent-style-name="Text_20_body">
      <style:text-properties officeooo:rsid="00100302" officeooo:paragraph-rsid="00100302"/>
    </style:style>
    <style:style style:name="P17" style:family="paragraph" style:parent-style-name="Text_20_body">
      <style:text-properties officeooo:rsid="00102d20" officeooo:paragraph-rsid="00102d20"/>
    </style:style>
    <style:style style:name="P18" style:family="paragraph" style:parent-style-name="Text_20_body">
      <style:text-properties officeooo:rsid="00143971" officeooo:paragraph-rsid="00143971"/>
    </style:style>
    <style:style style:name="P19" style:family="paragraph" style:parent-style-name="Title">
      <style:text-properties officeooo:rsid="0005bcd5" officeooo:paragraph-rsid="0005bcd5"/>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officeooo:rsid="000fcd8a"/>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nnsaich Seo!</text:p>
      <text:p text:style-name="P18">Ionnsaich Seo! is an application to help people practice grammar lessons in Gaelic. It generates random words and sentences for the user to translate.</text:p>
      <text:h text:style-name="P3" text:outline-level="1">Running the application</text:h>
      <text:p text:style-name="P12">I’m working on making this more usable for people who don’t know how to run Python code. In the meantime, the app needs to be run in Python, which you need to download (eg <text:a xlink:type="simple" xlink:href="https://www.spyder-ide.org/" text:style-name="Internet_20_link" text:visited-style-name="Visited_20_Internet_20_Link">Spyder IDE</text:a>). In your working directory, make sure you have the following:</text:p>
      <text:list xml:id="list162695292" text:style-name="L1">
        <text:list-item>
          <text:p text:style-name="P13">__main__.py</text:p>
        </text:list-item>
        <text:list-item>
          <text:p text:style-name="P13">is_run_lesson.py</text:p>
        </text:list-item>
        <text:list-item>
          <text:p text:style-name="P13">is_question_generator.py</text:p>
        </text:list-item>
        <text:list-item>
          <text:p text:style-name="P13">Vocabulary\ <text:s text:c="2"/>(folder containing vocabulary CSV files)</text:p>
        </text:list-item>
      </text:list>
      <text:p text:style-name="P12">Run __main__.py (make sure the working directory is pointing in the right location) and the app will start running in the console.</text:p>
      <text:p text:style-name="P14">To stop a lesson, type “stop practice” and press enter.</text:p>
      <text:p text:style-name="P14">To exit, type “x” and press enter.</text:p>
      <text:h text:style-name="P2" text:outline-level="1">Modifying the code</text:h>
      <text:h text:style-name="P4" text:outline-level="2">Adding a lesson</text:h>
      <text:p text:style-name="P16">The code to generate each question, solution(s), and prompt needs to be added to the is_<text:span text:style-name="T4">question</text:span>_generator.py.</text:p>
      <text:p text:style-name="P16">Add the lesson to the menu option in __main__.py, and to the lesson_choice branching <text:span text:style-name="T4">at the bottom of</text:span> that code.</text:p>
      <text:p text:style-name="P16">Menu options for the lesson (eg translation direction) are in the is_run_lesson.py code, so the lesson needs to be added to existing menu options code, or new menu options code added if it’s not already covered.</text:p>
      <text:h text:style-name="P5" text:outline-level="2">Adding vocabulary</text:h>
      <text:p text:style-name="P17">To create a new vocabulary list, create a CSV file with the vocabulary. Note the column headers in existing vocabulary files – if your vocabulary list is missing something (eg nominative plural) then it won’t work in all lessons. At the very least, make sure it has <text:span text:style-name="T6">english</text:span> and <text:span text:style-name="T6">nom_sing</text:span>.</text:p>
      <text:p text:style-name="P17">To add more vocabulary to an existing list, just open the vocabulary file, modify it and save it. Make sure you get the accents in the right place.</text:p>
      <text:h text:style-name="P1" text:outline-level="1"><text:soft-page-break/>About the code</text:h>
      <text:h text:style-name="Heading_20_2" text:outline-level="2">__main__</text:h>
      <text:p text:style-name="P15">This function is run when Ionnsaich Seo! is activated. It allows the user to select a lesson and a vocabulary list. It calls the run_lesson function. <text:span text:style-name="T5">When a lesson ends (when the user types “stop practice”), it brings back the main menu to choose a lesson. A user can exit by typing “x”.</text:span></text:p>
      <text:h text:style-name="Heading_20_2" text:outline-level="2">Run_<text:span text:style-name="T1">lesson</text:span></text:h>
      <text:p text:style-name="P7"><text:span text:style-name="T2">This function is called by the main program __main__. </text:span></text:p>
      <text:p text:style-name="P7">Need to load the question generator module before running this function.</text:p>
      <text:p text:style-name="P6">Example:</text:p>
      <text:p text:style-name="Preformatted_20_Text">run_lesson(qgen.numbers, “animals_pets”)</text:p>
      <text:p text:style-name="P11">There are a number of user options which are specific to particular lessons (e.g. choosing whole sentence vs fill-in-the-blank, translation direction, etc). </text:p>
      <text:p text:style-name="P11">If a new lesson is created then it will need to be added to the relevant user options, or have new user options added to this run_lesson function.</text:p>
      <text:h text:style-name="Heading_20_2" text:outline-level="2">Sentence generator</text:h>
      <text:p text:style-name="Preformatted_20_Text"><text:s text:c="4"/>#Load packages and vocab --------------------------------------------------</text:p>
      <text:p text:style-name="Preformatted_20_Text"><text:s text:c="4"/>import is_utility</text:p>
      <text:p text:style-name="Preformatted_20_Text"><text:s text:c="4"/>import pandas as pd</text:p>
      <text:p text:style-name="Preformatted_20_Text"><text:s text:c="4"/>import random as rd</text:p>
      <text:p text:style-name="Preformatted_20_Text"><text:s text:c="4"/></text:p>
      <text:p text:style-name="Preformatted_20_Text"><text:s text:c="4"/></text:p>
      <text:p text:style-name="Preformatted_20_Text"><text:s text:c="4"/>#Randomiser ---------------------------------------------------------------</text:p>
      <text:p text:style-name="Preformatted_20_Text"><text:s text:c="4"/></text:p>
      <text:p text:style-name="Preformatted_20_Text"><text:s text:c="4"/>#Parts of sentence --------------------------------------------------------</text:p>
      <text:p text:style-name="Preformatted_20_Text"><text:s text:c="12"/></text:p>
      <text:p text:style-name="Preformatted_20_Text"><text:s text:c="4"/>#Construct sentence -------------------------------------------------------</text:p>
      <text:p text:style-name="Preformatted_20_Text"><text:s text:c="8"/></text:p>
      <text:p text:style-name="Preformatted_20_Text"><text:s text:c="4"/>#Questions ----------------------------------------------------------------</text:p>
      <text:p text:style-name="Preformatted_20_Text"><text:s text:c="8"/></text:p>
      <text:p text:style-name="Preformatted_20_Text"><text:s text:c="4"/>#Prompts ------------------------------------------------------------------</text:p>
      <text:p text:style-name="Preformatted_20_Text"><text:s text:c="8"/></text:p>
      <text:p text:style-name="Preformatted_20_Text"><text:s text:c="4"/>#Solutions ----------------------------------------------------------------</text:p>
      <text:p text:style-name="Preformatted_20_Text"><text:s text:c="4"/></text:p>
      <text:p text:style-name="Preformatted_20_Text"><text:s text:c="4"/>#Output -------------------------------------------------------------------</text:p>
      <text:p text:style-name="Preformatted_20_Text"/>
      <text:p text:style-name="Preformatted_20_Text"><text:s text:c="4"/>##Return (question, main solution, alternative solution, prompt)</text:p>
      <text:p text:style-name="Preformatted_20_Text"><text:s text:c="4"/>return (q, sol1, sol2, prompt1)</text:p>
      <text:h text:style-name="Heading_20_3" text:outline-level="3">Load packages <text:span text:style-name="T2">and</text:span> vocab</text:h>
      <text:p text:style-name="Text_20_body">Any packages or vocabulary lists needed for the module</text:p>
      <text:h text:style-name="Heading_20_3" text:outline-level="3">Randomiser</text:h>
      <text:p text:style-name="P8">The part which determines what the sentence will be. It will select a random word from the vocabulary list, select a random subject pronoun for the sentence, etc.</text:p>
      <text:h text:style-name="Heading_20_3" text:outline-level="3"><text:soft-page-break/>Parts of sentence</text:h>
      <text:p text:style-name="P9">Find the correct form of each part of the sentence, e.g. the correct case form of a noun, the correct verb conjugation, etc. <text:span text:style-name="T3">For both English and Gaelic.</text:span></text:p>
      <text:h text:style-name="Heading_20_3" text:outline-level="3">Construct sentence</text:h>
      <text:p text:style-name="P9">Puts all the sentence parts together to create the sentence in English and in Gaelic.</text:p>
      <text:h text:style-name="Heading_20_3" text:outline-level="3">Questions</text:h>
      <text:p text:style-name="P10">Assigns a value for the “question” part of the exercise (eg the word or sentence to be translated)</text:p>
      <text:h text:style-name="Heading_20_3" text:outline-level="3">Prompts</text:h>
      <text:p text:style-name="P10">Assigns a value for the “prompt” part of the exercise. For example, for fill-in-the-blank questions, it will be the translated sentence minus the part the user is to type.</text:p>
      <text:h text:style-name="Heading_20_3" text:outline-level="3">Solutions</text:h>
      <text:p text:style-name="P10">Assigns a value for the “solution” part of the exercise, i.e. the correct answer. </text:p>
      <text:p text:style-name="P10">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Heading_20_3" text:outline-level="3">Output</text:h>
      <text:p text:style-name="P10">Returns the question, solution(s), and prompt to be fed into the main “run_lesson” fun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4T13:07:24.991000000</meta:creation-date>
    <dc:date>2022-12-30T17:25:31.726000000</dc:date>
    <meta:editing-duration>P1DT19H9M45S</meta:editing-duration>
    <meta:editing-cycles>10</meta:editing-cycles>
    <meta:generator>LibreOffice/7.1.4.2$Windows_X86_64 LibreOffice_project/a529a4fab45b75fefc5b6226684193eb000654f6</meta:generator>
    <meta:document-statistic meta:table-count="0" meta:image-count="0" meta:object-count="0" meta:page-count="3" meta:paragraph-count="68" meta:word-count="693" meta:character-count="4718" meta:non-whitespace-character-count="3979"/>
  </office:meta>
</office:document-meta>
</file>